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start" style:justify-single-word="false"/>
      <style:text-properties officeooo:rsid="000aa284" officeooo:paragraph-rsid="001e4505"/>
    </style:style>
    <style:style style:name="P12" style:family="paragraph" style:parent-style-name="Standard">
      <style:paragraph-properties fo:text-align="center" style:justify-single-word="false"/>
      <style:text-properties fo:font-weight="bold" officeooo:rsid="00214144" officeooo:paragraph-rsid="00214144" style:font-weight-asian="bold" style:font-weight-complex="bold"/>
    </style:style>
    <style:style style:name="P13" style:family="paragraph" style:parent-style-name="Standard">
      <style:paragraph-properties fo:text-align="center" style:justify-single-word="false"/>
      <style:text-properties fo:font-weight="bold" officeooo:rsid="00214144" officeooo:paragraph-rsid="0023f353" style:font-weight-asian="bold" style:font-weight-complex="bold"/>
    </style:style>
    <style:style style:name="P14" style:family="paragraph" style:parent-style-name="Standard">
      <style:paragraph-properties fo:text-align="center" style:justify-single-word="false"/>
      <style:text-properties fo:font-weight="normal" officeooo:rsid="00214144" officeooo:paragraph-rsid="00214144" style:font-weight-asian="normal" style:font-weight-complex="normal"/>
    </style:style>
    <style:style style:name="P15" style:family="paragraph" style:parent-style-name="Standard">
      <style:paragraph-properties fo:text-align="center" style:justify-single-word="false"/>
      <style:text-properties fo:font-weight="normal" officeooo:rsid="00214144" officeooo:paragraph-rsid="0023f353" style:font-weight-asian="normal" style:font-weight-complex="normal"/>
    </style:style>
    <style:style style:name="P16" style:family="paragraph" style:parent-style-name="Standard">
      <style:paragraph-properties fo:text-align="start" style:justify-single-word="false"/>
      <style:text-properties fo:font-weight="normal" officeooo:rsid="0023f353" officeooo:paragraph-rsid="0023f353" style:font-weight-asian="normal" style:font-weight-complex="normal"/>
    </style:style>
    <style:style style:name="P17" style:family="paragraph" style:parent-style-name="Standard" style:list-style-name="L1">
      <style:text-properties officeooo:rsid="00214144" officeooo:paragraph-rsid="00214144"/>
    </style:style>
    <style:style style:name="P18" style:family="paragraph" style:parent-style-name="Standard" style:list-style-name="L3">
      <style:text-properties officeooo:rsid="00214144" officeooo:paragraph-rsid="00214144"/>
    </style:style>
    <style:style style:name="P19" style:family="paragraph" style:parent-style-name="Standard" style:list-style-name="L1">
      <style:text-properties officeooo:rsid="0023f353" officeooo:paragraph-rsid="0023f353"/>
    </style:style>
    <style:style style:name="P20" style:family="paragraph" style:parent-style-name="Standard" style:list-style-name="L7">
      <style:paragraph-properties fo:text-align="start" style:justify-single-word="false"/>
      <style:text-properties officeooo:rsid="0023f353" officeooo:paragraph-rsid="0023f353"/>
    </style:style>
    <style:style style:name="P21" style:family="paragraph" style:parent-style-name="Standard" style:list-style-name="L8">
      <style:text-properties officeooo:rsid="0023f353" officeooo:paragraph-rsid="0023f353"/>
    </style:style>
    <style:style style:name="P22" style:family="paragraph" style:parent-style-name="Standard" style:list-style-name="L3">
      <style:text-properties officeooo:rsid="0023f353" officeooo:paragraph-rsid="0023f353"/>
    </style:style>
    <style:style style:name="P23" style:family="paragraph" style:parent-style-name="Standard">
      <style:paragraph-properties fo:text-align="start" style:justify-single-word="false" fo:break-before="page"/>
      <style:text-properties fo:font-weight="normal" officeooo:rsid="0023f353" officeooo:paragraph-rsid="0023f353" style:font-weight-asian="normal" style:font-weight-complex="normal"/>
    </style:style>
    <style:style style:name="T1" style:family="text">
      <style:text-properties officeooo:rsid="00054aa4"/>
    </style:style>
    <style:style style:name="T2" style:family="text">
      <style:text-properties fo:font-size="14pt" fo:font-style="italic" style:font-size-asian="14pt" style:font-style-asian="italic" style:font-size-complex="14pt" style:font-style-complex="italic"/>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e4505" style:font-weight-asian="normal" style:font-weight-complex="normal"/>
    </style:style>
    <style:style style:name="T6" style:family="text">
      <style:text-properties officeooo:rsid="00214144"/>
    </style:style>
    <style:style style:name="T7" style:family="text">
      <style:text-properties officeooo:rsid="0023f35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3">Endurance (<text:span text:style-name="T7">3) </text:span></text:p>
      <text:p text:style-name="P13"><text:span text:style-name="T7">Redshirt of the Flies.</text:span></text:p>
      <text:p text:style-name="P15"/>
      <text:p text:style-name="P16">Description: Bean a team down to a nearby planet where they will need to survive for a while without support from the outside. </text:p>
      <text:p text:style-name="P23">You are beaming down to a nearby planet where you will need to survive for a while without support from the outside. </text:p>
      <text:p text:style-name="P4"/>
      <text:list xml:id="list6358187932467590203" text:style-name="L1">
        <text:list-item>
          <text:p text:style-name="P19">Maximum personnel: unlimited.</text:p>
        </text:list-item>
        <text:list-item>
          <text:p text:style-name="P19">While at first the planet seems a bit barren, after a bit it starts improving, becoming almost a paradise.</text:p>
        </text:list-item>
        <text:list-item>
          <text:p text:style-name="P19">Then it starts getting weird as things start showing up just because you were thinking about them. From the most common and mundane to the most fantastical, you think about it and there it suddenly appears.</text:p>
        </text:list-item>
        <text:list-item>
          <text:p text:style-name="P19">If any of the crew have the GOURMET COOKING skill then the team resorts to cannibalism.</text:p>
        </text:list-item>
      </text:list>
      <text:p text:style-name="P4"/>
      <text:p text:style-name="P11"><text:span text:style-name="T3">Survivors:</text:span><text:span text:style-name="T4"> <text:s/></text:span></text:p>
      <text:list xml:id="list8530507105262363222" text:style-name="L7">
        <text:list-item>
          <text:p text:style-name="P20"><text:span text:style-name="T5">Think happy thoughts and survive. Think bad thoughts and die. It's that simple. Everyone who rolls 3+ on a d6 survives.</text:span></text:p>
        </text:list-item>
      </text:list>
      <text:p text:style-name="P1"/>
      <text:p text:style-name="P6"><text:span text:style-name="T3">Success Criteria</text:span>: </text:p>
      <text:list xml:id="list4746993373993030785" text:style-name="L8">
        <text:list-item>
          <text:p text:style-name="P21">This mission is a success so long as there is one survivor.</text:p>
        </text:list-item>
      </text:list>
      <text:p text:style-name="P1"/>
      <text:p text:style-name="P1"><text:span text:style-name="T3">Quartermaster</text:span>: The quartermaster has provided you with the following to assist in your mission: </text:p>
      <text:list xml:id="list2871170017175660084" text:style-name="L3">
        <text:list-item>
          <text:p text:style-name="P22">A case of Prozac</text:p>
        </text:list-item>
        <text:list-item>
          <text:p text:style-name="P18">A <text:span text:style-name="T7">Walther PPK handgun. </text:span></text:p>
        </text:list-item>
      </text:list>
      <text:p text:style-name="P1"/>
      <text:p text:style-name="P2"><text:span text:style-name="T2">Determine your survivors and success.</text:span> </text:p>
      <text:p text:style-name="P3"><text:span text:style-name="T1">As a group </text:span>(including the non-survivors) <text:span text:style-name="T1">take about ten minutes (don't rush, don't dawdle – its not a race) to </text:span>come up with a report detailing how the events of this mission played out. Your unique skills and the equipment provided by the quartermaster should play an important role in <text:span text:style-name="T1">how the </text:span>success or failure of this mission <text:span text:style-name="T1">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0M34S</meta:editing-duration>
    <meta:editing-cycles>18</meta:editing-cycles>
    <meta:generator>LibreOffice/5.1.6.2$Windows_x86 LibreOffice_project/07ac168c60a517dba0f0d7bc7540f5afa45f0909</meta:generator>
    <dc:date>2017-08-20T14:12:18.053000000</dc:date>
    <meta:document-statistic meta:table-count="0" meta:image-count="0" meta:object-count="0" meta:page-count="2" meta:paragraph-count="25" meta:word-count="364" meta:character-count="2008" meta:non-whitespace-character-count="1667"/>
    <meta:user-defined meta:name="Info 1"/>
    <meta:user-defined meta:name="Info 2"/>
    <meta:user-defined meta:name="Info 3"/>
    <meta:user-defined meta:name="Info 4"/>
  </office:meta>
</office:document-meta>
</file>